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21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6063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rty_fuzzy_column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irty_fuzzy_colum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ughters Of Charity, Administrator St Josephs, Apt 5, Clonsilla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ark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ge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nt g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gh Lane Gallery of Modern Art &amp; Parnell Square Community 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Annes Park Studio 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 Hut, 3 Rock Mountain, Barnacul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RNE COURT MOURNEVIEW ES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 GREEN AREA <text:s/>MEADOW CLO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met Road HALTING 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bsbo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Kelly's R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om House Plaza 4 SHERIFF ST LEVEL 4 B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nnaway Court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Avenue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Parnell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atford National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a Street Fire Brigade HQ / Control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d na mona site bond drive 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UNITS 5.2 TO 5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y Child Community school Sallynog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ane - Bran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BALLIS GOLF CL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PA Meeting House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kinson House Homeless Accomod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retary's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ation Primary Warrenmo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YCOVE AVENUE E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ville Resid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/5 Harcourt Road,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rd Floor, St Stephens Green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town Road Old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A LOWER ABBEY STREET DUBLIN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James Terrace, Malah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hreach Centre, Harmonstown Road, Harmon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olbeg CCGT S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veagh Court Common Ar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- 10 Chancery L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GIE LIBRARY MAIN STREET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ne House,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fermot Housing 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n McDermott Street Swimming 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, HQ, Marlborough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bert Park Paving Offices/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th Floor, North King St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e Lodge, Dunsink Observatory, Castlekn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aiste Eanna, Kilkieran Road, Ca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T Park House, 1st Floor Spar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MUN TOWN CENTRE BALLYMUN DUBLIN 11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 Street Pla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KIOSKS, ROCK ROAD, BLACKROCK, Dublin (County)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C Swords Business Campus,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hide SWI,1 Main Street,Malahide, Co Dublin.V41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OS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O Dublin - Finglas V47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St Stephens Gr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laght Adult Education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ETAKERS OFFICE BALGRIFFIN CEMETRY Dublin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ansion House, Fire/Figh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all 4 MAIN STREET MALAHIDE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dr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LIC ANALYSTS LAB <text:s text:c="4"/>GRAND CANAL STREET LOWER SIR PATRICK DU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 Columbcilles, kilbogget, wyattvil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; Peoples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LA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ORATORY <text:s/>LIBRARY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nscourt, 23 Main Street,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Rossmore Lawns, Temple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met Buildings Caretakers Head Qua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bell Road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YORK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side - Head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 Accounts payable Plaza,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Olivers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rse Street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LIC CONVENIENCE, QUAY STREET, BALBRIGGAN,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PETERS CHURCH, BALROTHERY, BALBRIGGAN,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BC Monkstown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oyal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GAR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nchard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LI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dalkin SWLO,9th Lock Road,Clondalkin, Dublin 22.V3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ors 2-5, Block 1, Castleforbes House, Castleforbes Road,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yce House, Lombards St East, Dublin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mainham Courthouse, Inchicore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GRANGE PARK GR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Patrick Street D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/71 Saint Stephens Green,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ler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fermot Intreo Centre, Rossmore Avenue, Ballyfermot, Dublin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ORDS UNIT 1 <text:s text:c="2"/>MAINSCOURT MAIN STREET N/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rove, Unit 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nd Floor, 16 -22 Green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ST FLOOR, HARCOURT CENTRE, CHARLOTTE WAY,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HIDE CASTLE BOILER HOUSE/PACKING 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mas Co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y Centre Campus (NE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el Street Upper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merhill Bus 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DLETB Head Office 1st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I CarmanhallRd, Sandtf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NI-Networks Services Centre (NSC)-Office, (53.405859, -6.301716), St.Margarets Road, Finglas,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umption Primary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UGHLINSTOWN (CANTEEN) 164A CYPRESS CO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 Station Rolestown W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 Point Business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Fitzwilliam Pl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Swift Square, Northwood, Santry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lester CFE, Collins Avenue East, Kille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nev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ADOWBROOK, Ballinte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GRAFTON STREET <text:s/>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enix House 6/9 Leinster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gl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yford Unit 33 - Head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ALLYFERMOT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iner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/L BLOCK 2, HARBOUR SQUARE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ALLYBRACK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Hillcrest, Temple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ors 1-6, Landsdowne House, Landsdowne 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ASINO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erbee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, Griffith Avenue, White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Lower Ormond Quay,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 Room in E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ok Repository San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mcondra Libr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l Place - Canteen &amp; Off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lphin House &amp; Park Commu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fice 3 D La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METERING KIOSK <text:s/>OUTSIDE WALL OF FORT WILLIAM <text:s/>MOUNT MERRION AVEN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ney Court, Shanki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wkins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al Park Block 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 Buildings e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rd Floor, 16 - 22 Green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enade Rd, Dublin 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Waverly Business Park, Old Naas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Mount Street U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hi Swiftcare Airside, Columba House, Airside Retail park,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HURCH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th floor, Swift Square, San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/55 Sir John Rogersons Quay Dublin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GILLAN CASTLE, ARDGILLAN, BALBRIGGAN, CO.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ff Residence, St Helenas, Finglas, Dublin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ASINO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dalk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JOHN STREET W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KROCK PARK TOILET <text:s/>ROCK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OS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Canice's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.C Westland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 Brigids H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rGrid Brooklawn Hse - 4th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mun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 Building Ballymun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UNRATTY 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-61 Lansdowne 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ville Court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ther Kitt Court Community 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 Dillon Court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 Cairn, Community Centre, B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HESTOWN HOUSE MAIN BLOCK CANT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of Nursing, D'Olier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en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eet Street,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GERSTOWN QUAY GPNSBS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ughters Of Charity, St Josephs, Clonsilla, Unit 2, Dementia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ce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nki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erstown Campus O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ge Castle 110kV, Nangor Road, Dublin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mini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E Mulhudd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mstown Community Coll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veagh Court Car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ick Street Lower Youth &amp;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 Stairs Ground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SSING SHELTER <text:s/>SAINT PATRICKS PARK, Monk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O Dublin - Swords V4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OLD GLENABBEY OFF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uff 220kV St, Ballycoo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LUSK C 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MONT PUBLIC CONVENIENCE STRAND ROAD GPBSE09</text:p>
          </table:table-cell>
          <table:table-cell table:number-columns-repeated="16383"/>
        </table:table-row>
        <table:table-row table:number-rows-repeated="1048375" table:style-name="ro1">
          <table:table-cell table:number-columns-repeated="16384"/>
        </table:table-row>
      </table:table>
      <table:table table:name="clean_fuzzy_column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clean_fuzzy_colum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ughters Of Charity Administrator St Josephs Apt 5 Clonsilla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Park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ge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nt G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gh Lane Gallery Of Modern Art And Parnell Square Community 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Annes Park Studio 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 Hut 3 Rock Mountain Barnacul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rne Court Mourneview Es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 Green Area Meadow Clo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met Road Halting 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bsbo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 Kelly'S R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om House Plaza 4 Sheriff St Level 4 B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nnaway Court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Avenue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 Parnell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atford National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a Street Fire Brigade Hq <text:s/>Control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d Na Mona Site Bond Drive 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Units 5 2 To 5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y Child Community School Sallynog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ane <text:s/>Bran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ballis Golf Cl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pa Meeting House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kinson House Homeless Accomod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retary'S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ation Primary Warrenmou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ycove Avenue Ea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rville Reside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 5 Harcourt Road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Rd Floor St Stephens Green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town Road Old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A Lower Abbey Street Dublin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James Terrace Malah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hreach Centre Harmonstown Road Harmon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olbeg Ccgt St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veagh Court Common Are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<text:s/>10 Chancery L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gie Library Main Street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ne House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fermot Housing 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an Mcdermott Street Swimming P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 Hq Marlborough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bert Park Paving Offices 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Th Floor North King St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e Lodge Dunsink Observatory Castlekno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aiste Eanna Kilkieran Road Ca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t Park House 1St Floor Sp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mun Town Centre Ballymun Dublin 11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l Street Pla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Kiosks Rock Road Blackrock Dublin (Count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 C Swords Business Campus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hide Swi 1 Main Street Malahide Co Dublin V41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os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o Dublin <text:s/>Finglas V47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6 St Stephens Gr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laght Adult Education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etakers Office Balgriffin Cemetry Dublin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ansion House Fire Fight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Mall 4 Main Street Malahide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dr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lic Analysts Lab Grand Canal Street Lower Sir Patrick Du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Columbcilles Kilbogget Wyattvil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; Peoples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lait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Oratory Library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nscourt 23 Main Street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4 Rossmore Lawns Temple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met Buildings Caretakers Head Quate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ebell Road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York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side <text:s/>Head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 Accounts Payable Plaza Swor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nt Olivers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arse Street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lic Convenience Quay Street Balbriggan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Peters Church Balrothery Balbriggan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bc Monkstown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Royal 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Gar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nchard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li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dalkin Swlo 9Th Lock Road Clondalkin Dublin 22 V3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ors 2 5 Block 1 Castleforbes House Castleforbes Road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yce House Lombards St East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mainham Courthouse Inchicore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Grange Park Gr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0 Patrick Street D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9 71 Saint Stephens Green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ler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fermot Intreo Centre Rossmore Avenue Ballyfermot Dublin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ords Unit 1 Mainscourt Main Street N 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grove Unit 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und Floor 16 22 Green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rst Floor Harcourt Centre Charlotte Way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hide Castle Boiler House Packing S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mas Co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ty Centre Campus (Nec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el Street Upper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merhill Bus De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dletb Head Office 1St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i Carmanhallrd Sandtf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ni Networks Services Centre (Nsc) Office (53 405859 <text:s/>6 301716) St Margarets Road Finglas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umption Primary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ughlinstown (Canteen) 164A Cypress Co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 Station Rolestown W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 Point Business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Fitzwilliam Pl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Swift Square Northwood Santry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lester Cfe Collins Avenue East Killes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snev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adowbrook Ballinte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0 Grafton Street Dubli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oenix House 6 9 Leinster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gl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yford Unit 33 <text:s/>Head Off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allyfermot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iner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 L Block 2 Harbour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allybrack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 Hillcrest Templeo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ors 1 6 Landsdowne House Landsdowne 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asino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perbee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a Station Griffith Avenue White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 Lower Ormond Quay Dubli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 Room In E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ok Repository San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umcondra Libr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rl Place <text:s/>Canteen And Off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lphin House And Park Commu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fice 3 D La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ter Metering Kiosk Outside Wall Of Fort William Mount Merrion Aven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ney Court Shanki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ealth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wkins Ho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al Park Block 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 Buildings E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rd Floor 16 <text:s/>22 Green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enade Rd Dublin 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Waverly Business Park Old Naas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 Mount Street Up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hi Swiftcare Airside Columba House Airside Retail Park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hurch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Th Floor Swift Square Sant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2 55 Sir John Rogersons Quay Dublin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gillan Castle Ardgillan Balbriggan Co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ff Residence St Helenas Finglas Dublin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Casino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ondalk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John Street We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krock Park Toilet Rock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Hos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Canice'S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 C Westland Squ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 Brigids H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rgrid Brooklawn Hse <text:s/>4Th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lymun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 Building Ballymun Ro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Bunratty Dri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7 61 Lansdowne 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ville Court Community Ro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ther Kitt Court Community H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nt Dillon Court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 Cairn Community Centre Br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hestown House Main Block Cant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hool Of Nursing D'Olier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rden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eet Street Dub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gerstown Quay Gpnsbs0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ughters Of Charity St Josephs Clonsilla Unit 2 Dementia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ce Str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nki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erstown Campus O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ge Castle 110Kv Nangor Road Dublin 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mini Scho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e Mulhudd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mstown Community Coll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veagh Court Car P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ick Street Lower Youth And Community C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 Stairs Ground Flo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ssing Shelter Saint Patricks Park Monkst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o Dublin <text:s/>Swords V4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Old Glenabbey Offi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uff 220Kv St Ballycoo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ha Lusk C 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emont Public Convenience Strand Road Gpbse09</text:p>
          </table:table-cell>
          <table:table-cell table:number-columns-repeated="16383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3T10:58:29Z</dc:date>
  </office:meta>
</office:document-meta>
</file>